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>
      <style:text-properties officeooo:rsid="001e662b" officeooo:paragraph-rsid="001e662b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7" style:family="paragraph" style:parent-style-name="Table_20_Contents">
      <style:text-properties officeooo:rsid="001e662b" officeooo:paragraph-rsid="001e662b"/>
    </style:style>
    <style:style style:name="P8" style:family="paragraph" style:parent-style-name="Table_20_Contents">
      <style:text-properties officeooo:rsid="001e662b" officeooo:paragraph-rsid="001f8a99"/>
    </style:style>
    <style:style style:name="P9" style:family="paragraph" style:parent-style-name="Azione_20_sistema">
      <style:text-properties officeooo:rsid="001e662b" officeooo:paragraph-rsid="001e662b"/>
    </style:style>
    <style:style style:name="P10" style:family="paragraph" style:parent-style-name="Azione_20_sistema">
      <style:paragraph-properties fo:margin-left="0cm" fo:margin-right="0cm" fo:text-indent="0cm" style:auto-text-indent="false"/>
    </style:style>
    <style:style style:name="T1" style:family="text">
      <style:text-properties officeooo:rsid="001e662b"/>
    </style:style>
    <style:style style:name="T2" style:family="text">
      <style:text-properties officeooo:rsid="001e2c83"/>
    </style:style>
    <style:style style:name="T3" style:family="text">
      <style:text-properties officeooo:rsid="001f8a9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Visualizza lista dei tirocina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<text:span text:style-name="T3">Responsabile scientifico</text:span> specializza dirigent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3">Responsabile scientif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349464" text:style-name="Numerazione_20_UC">
              <text:list-item text:start-value="1">
                <text:p text:style-name="P5"><text:span text:style-name="T3">Il responsabile scientifico</text:span> entra nell'area per visualizzare l'elenco dei tirocinanti.</text:p>
              </text:list-item>
              <text:list-item>
                <text:p text:style-name="P9">Il sistema riceve la richiesta e risponde inviando la lista all' <text:span text:style-name="T3">responsabile scientifico</text:span>.</text:p>
              </text:list-item>
              <text:list-item>
                <text:p text:style-name="P5"><text:span text:style-name="T3">Il responsabile scientifico</text:span> prende visione della lista, legge le informazioni ed esce.</text:p>
                <text:p text:style-name="P10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<text:span text:style-name="T3">Il responsabile scientifico</text:span> chiude l'area relativa alla visualizzazione dei tirocinan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333808" text:style-name="L1">
              <text:list-item>
                <text:p text:style-name="P6"><text:span text:style-name="T2">Il </text:span><text:span text:style-name="T3">responsabile scientifico</text:span><text:span text:style-name="T1">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Il <text:span text:style-name="T3">responsabile scientifico</text:span> riceve la lista dei tirocinanti o il messaggio d'errore entro 20 secondi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3</meta:editing-cycles>
    <meta:generator>LibreOffice/3.6$Windows_x86 LibreOffice_project/da8c1e6-fd468f4-454e206-f42a4a9-143cfd</meta:generator>
    <dc:date>2012-10-23T15:22:30.30</dc:date>
    <meta:document-statistic meta:table-count="1" meta:image-count="0" meta:object-count="0" meta:page-count="1" meta:paragraph-count="18" meta:word-count="116" meta:character-count="883" meta:non-whitespace-character-count="789"/>
  </office:meta>
</office:document-meta>
</file>